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</office:automatic-styles>
  <office:body>
    <office:text>
      <text:p text:style-name="Title">Test</text:p>
      <text:p text:style-name="Subtitle">Sliding presentation</text:p>
      <text:p text:style-name="Author">laurent</text:p>
      <text:p text:style-name="P1">l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1.1.1</meta:generator>
    <dc:title>Test</dc:title>
    <dc:description/>
    <dc:subject/>
    <meta:keyword/>
    <meta:initial-creator>laurent</meta:initial-creator>
    <dc:creator>laurent</dc:creator>
    <meta:creation-date>2021-01-31T11:57:16Z</meta:creation-date>
    <dc:date>2021-01-31T11:57:16Z</dc:date>
    <meta:user-defined meta:name="subtitle" meta:value-type="string">Sliding presentation</meta:user-defined>
  </office:meta>
</office:document-meta>
</file>